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left="0cm" fo:margin-right="0cm" fo:text-align="start" style:justify-single-word="false" fo:orphans="2" fo:widows="2" fo:text-indent="0cm" style:auto-text-indent="false"/>
      <style:text-properties style:font-name="Arial" fo:font-size="12pt" style:font-size-asian="12pt" style:font-size-complex="12pt"/>
    </style:style>
    <style:style style:name="P3" style:family="paragraph" style:parent-style-name="Text_20_body">
      <style:paragraph-properties fo:margin-left="0cm" fo:margin-right="0cm" fo:text-align="start" style:justify-single-word="false" fo:orphans="2" fo:widows="2" fo:text-indent="0cm" style:auto-text-indent="false"/>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paragraph-properties fo:margin-left="0cm" fo:margin-right="0cm" fo:text-indent="0cm" style:auto-text-indent="false"/>
      <style:text-properties style:font-name="Arial" fo:font-size="12pt" style:font-size-asian="12pt" style:font-size-complex="12pt"/>
    </style:style>
    <style:style style:name="P7" style:family="paragraph" style:parent-style-name="Text_20_body">
      <style:paragraph-properties fo:margin-left="0cm" fo:margin-right="0cm" fo:text-align="start" style:justify-single-word="false" fo:orphans="2" fo:widows="2" fo:text-indent="0cm" style:auto-text-indent="false"/>
      <style:text-properties style:font-name="Arial" fo:font-size="12pt" style:font-size-asian="12pt" style:font-size-complex="12pt"/>
    </style:style>
    <style:style style:name="P8" style:family="paragraph" style:parent-style-name="Text_20_body">
      <style:paragraph-properties fo:margin-left="0cm" fo:margin-right="0cm" fo:margin-top="0cm" fo:margin-bottom="0cm" fo:orphans="2" fo:widows="2" fo:text-indent="0cm" style:auto-text-indent="false"/>
      <style:text-properties fo:font-variant="normal" fo:text-transform="none" fo:color="#333333" style:font-name="Arial"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23232" style:font-name="H5PDroidSans" fo:font-size="12pt" fo:letter-spacing="normal" fo:font-style="normal" fo:font-weight="normal"/>
    </style:style>
    <style:style style:name="P1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23232" style:font-name="Arial" fo:font-size="12pt" fo:letter-spacing="normal" fo:font-style="normal" fo:font-weight="normal" style:font-size-asian="12pt" style:font-size-complex="12pt"/>
    </style:style>
    <style:style style:name="P12"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13" style:family="paragraph" style:parent-style-name="Text_20_body">
      <style:paragraph-properties fo:orphans="2" fo:widows="2" fo:padding="0cm" fo:border="none"/>
    </style:style>
    <style:style style:name="P14"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23232" style:font-name="Arial" fo:font-size="12pt" fo:letter-spacing="normal" fo:font-style="normal" fo:font-weight="normal" style:font-size-asian="12pt" style:font-size-complex="12pt"/>
    </style:style>
    <style:style style:name="P1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23232" style:font-name="H5PDroidSans" fo:font-size="12pt" fo:letter-spacing="normal" fo:font-style="normal" fo:font-weight="normal"/>
    </style:style>
    <style:style style:name="T1" style:family="text">
      <style:text-properties fo:font-variant="normal" fo:text-transform="none" fo:color="#323232" style:font-name="Arial" fo:font-size="12pt" fo:letter-spacing="normal" fo:font-style="normal" fo:font-weight="normal" style:font-size-asian="12pt" style:font-size-complex="12pt"/>
    </style:style>
    <style:style style:name="T2" style:family="text">
      <style:text-properties fo:font-variant="normal" fo:text-transform="none" fo:color="#323232" style:font-name="Arial"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323232" fo:letter-spacing="normal" fo:font-style="normal" fo:font-weight="normal"/>
    </style:style>
    <style:style style:name="T4" style:family="text">
      <style:text-properties fo:font-variant="normal" fo:text-transform="none" fo:color="#000000" style:font-name="Arial" fo:font-size="12pt" fo:letter-spacing="normal" fo:font-style="normal" fo:font-weight="normal"/>
    </style:style>
    <style:style style:name="T5" style:family="text">
      <style:text-properties fo:font-variant="normal" fo:text-transform="none" fo:color="#000000" style:font-name="Arial" fo:font-size="12pt" fo:letter-spacing="normal" fo:font-style="normal" fo:font-weight="normal" style:font-size-asian="12pt" style:font-size-complex="12pt"/>
    </style:style>
    <style:style style:name="T6"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7" style:family="text">
      <style:text-properties fo:font-variant="normal" fo:text-transform="none" fo:color="#000000" style:font-name="Arial" fo:font-size="12pt" fo:letter-spacing="normal" fo:font-style="normal" fo:font-weight="bold" fo:background-color="transparent" style:font-size-asian="12pt" style:font-weight-asian="bold" style:font-size-complex="12pt" style:font-weight-complex="bold"/>
    </style:style>
    <style:style style:name="T8" style:family="text">
      <style:text-properties fo:font-variant="normal" fo:text-transform="none" fo:color="#000000" fo:letter-spacing="normal" fo:font-style="normal" fo:font-weight="bold" style:font-weight-asian="bold" style:font-weight-complex="bold"/>
    </style:style>
    <style:style style:name="T9" style:family="text">
      <style:text-properties fo:font-variant="normal" fo:text-transform="none" fo:color="#333333" fo:letter-spacing="normal" fo:font-style="normal" fo:font-weight="normal"/>
    </style:style>
    <style:style style:name="T10" style:family="text">
      <style:text-properties fo:color="#000000" style:font-name="Arial" fo:font-weight="bold" style:font-size-asian="12pt" style:font-weight-asian="bold" style:font-size-complex="12pt" style:font-weight-complex="bold"/>
    </style:style>
    <style:style style:name="T11" style:family="text">
      <style:text-properties style:font-name="H5PDroidSans"/>
    </style:style>
    <style:style style:name="T12" style:family="text">
      <style:text-properties style:font-name="H5PDroidSan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trong_20_Emphasis"><text:span text:style-name="T6">Firewall</text:span></text:span></text:p>
      <text:p text:style-name="P11">Among network security appliances, the firewall is the first line of defense. It is a type of software that can filter traffic based on IP addresses or even block packets intended for specific software ports. It can be installed on a workstation, server, router, or as a stand-alone device.</text:p>
      <text:p text:style-name="P1"/>
      <text:p text:style-name="P9"><text:span text:style-name="Strong_20_Emphasis"><text:span text:style-name="T2">1. Packet-filtering firewalls</text:span></text:span></text:p>
      <text:p text:style-name="P11">Packet-filtering firewalls, also known as stateless firewalls, operate at OSI level 3 (network). They typically filter TCP and UDP packets based on the destination IP address, source IP address, destination port, or source port.<text:line-break/>An HTTP rule controls whether packets are allowed or denied access to an organization's web services.<text:line-break/>This is the most basic type of firewall and is designed for smaller networks. While packet-filtering firewalls are useful, they have limitations. Because all web traffic is allowed, they can't stop web-based attacks. As a result, additional safeguards are needed to distinguish between legitimate and malicious online traffic.</text:p>
      <text:p text:style-name="P2"><text:span text:style-name="T3">ou can conceptualize packet-filtering firewalls as similar to using a lock on a door to protect your house from intruders, but without the use of an alarm system to alert you of their presence. The lock may deter some people, but if someone is determined to break in, you need additional security measures to protect your home.</text:span> </text:p>
      <text:p text:style-name="P2"/>
      <text:p text:style-name="P3"><text:span text:style-name="Strong_20_Emphasis"><text:span text:style-name="T2">2. Stateful firewalls</text:span></text:span></text:p>
      <text:p text:style-name="P11">A stateful firewall keeps track of all communications sessions. It records incoming and outgoing packets in each TCP connection.<text:line-break/>When a packet is sent from within a local network, the firewall keeps track of the destination address and allows traffic from the source's destination to return to the local network. Similarly, a packet that appears to respond to an internal host request but does not correspond to an existing TCP connection may be blocked. <text:line-break/>A stateful firewall can also monitor the ports that packets use once they've entered the local network and can prevent packets from changing ports.</text:p>
      <text:p text:style-name="P2"/>
      <text:p text:style-name="P2"/>
      <text:p text:style-name="P3"><text:span text:style-name="Strong_20_Emphasis"><text:span text:style-name="T2">3. Web application firewalls (WAF)</text:span></text:span></text:p>
      <text:p text:style-name="P11">Application proxy firewalls use a different approach than the previous two types: They work at the OSI model's application layer. <text:line-break/>A web application firewall (WAF) is designed to keep HTTP applications safe. It applies a set of rules to an HTTP interaction to prevent attacks from occurring frequently. Cross-site scripting (XSS) and SQL injection (which will be covered later in the Bootcamp) are examples of threats prevented by these rules. A WAF is designed to defend a single web application or a group of web applications. Therefore, a WAF can be thought of as a reverse proxy. WAFs can be customized to a specific application and can take the form of an appliance, a server plugin, or a filter.</text:p>
      <text:p text:style-name="P11">This type is specifically designed to protect web applications from malicious attacks. It is the first line of defense against possible breaches. It can help identify and block suspicious or malicious traffic coming from the web.</text:p>
      <text:p text:style-name="P2"/>
      <text:p text:style-name="P2"/>
      <text:p text:style-name="P3"><text:span text:style-name="Strong_20_Emphasis"><text:span text:style-name="T6">Antivirus Software</text:span></text:span></text:p>
      <text:p text:style-name="P11">A virus's (malware) primary goal is to infect computers or devices (much like a human virus) and then spread to other systems, spreading malicious instructions and programs that damage computers and perform unwanted actions. Viruses are dangerous because they allow cybercriminals to gain access to victims' devices.<text:line-break/>As you may know, antivirus software is a piece of software that plays a critical role in network security. It protects computers and other devices from cybercriminals and viruses. Its primary functions include scanning, detecting, and removing malware from devices, such as viruses, computer worms, spyware, rootkits, and keyloggers.</text:p>
      <text:p text:style-name="P2"/>
      <text:p text:style-name="P3"><text:soft-page-break/><text:span text:style-name="Strong_20_Emphasis"><text:span text:style-name="T2">Types of antivirus programs</text:span></text:span></text:p>
      <text:p text:style-name="P9"><text:span text:style-name="Strong_20_Emphasis"><text:span text:style-name="T1">Signature-based </text:span></text:span><text:span text:style-name="T1">antivirus programs detect malware by its signature.<text:line-break/>A signature is a characteristic pattern or footprint associated with a malicious attack on a computer network or system.<text:line-break/>When malware is detected, it is eradicated from the system. The disadvantage of this type of antivirus program is that it only detects malware variants whose signatures are already known and does not detect new threats.</text:span></text:p>
      <text:p text:style-name="P9"><text:span text:style-name="Strong_20_Emphasis"><text:span text:style-name="T1">Behavior-based</text:span></text:span><text:span text:style-name="T1"> antivirus programs monitor behavior that is unusual for a regular user, such as a large number of requests for a resource on a computer or device.</text:span></text:p>
      <text:p text:style-name="P2"/>
      <text:p text:style-name="P2"/>
      <text:p text:style-name="P3"><text:span text:style-name="Strong_20_Emphasis"><text:span text:style-name="T6">IDS &amp; IPS</text:span></text:span></text:p>
      <text:p text:style-name="P9"><text:span text:style-name="Strong_20_Emphasis"><text:span text:style-name="T1">Intrusion detection</text:span></text:span><text:span text:style-name="T1"> is the process of monitoring and analyzing network events for indications of potential security incidents, breaches, or imminent threats to your organization's security policies.</text:span></text:p>
      <text:p text:style-name="P9"><text:span text:style-name="Strong_20_Emphasis"><text:span text:style-name="T1">Intrusion prevention</text:span></text:span><text:span text:style-name="T1">, on the other hand,</text:span><text:span text:style-name="Strong_20_Emphasis"><text:span text:style-name="T1"> </text:span></text:span><text:span text:style-name="T1">is the process of detecting intrusion and then stopping the detected incidents.</text:span></text:p>
      <text:p text:style-name="P11">These functions are the core of intrusion detection systems (IDS) and intrusion prevention systems (IPS), which detect and stop incidents in a network</text:p>
      <text:p text:style-name="P2"/>
      <text:p text:style-name="P2"/>
      <text:p text:style-name="P3"><text:span text:style-name="Strong_20_Emphasis"><text:span text:style-name="T2">Types of IDS</text:span></text:span></text:p>
      <text:p text:style-name="P9"><text:span text:style-name="Strong_20_Emphasis"><text:span text:style-name="T1">Signature-based </text:span></text:span><text:span text:style-name="T1">IDSs compare signatures (sets of rules) to detect security incidents. It compares string/text operators with malicious patterns that have previously been identified.</text:span></text:p>
      <text:p text:style-name="P9"><text:span text:style-name="Strong_20_Emphasis"><text:span text:style-name="T1">Anomaly-based </text:span></text:span><text:span text:style-name="T1">IDSs compare normal activity definitions with observed events and identify significant deviations. This detection method can be very effective for spotting previously unknown threats.</text:span></text:p>
      <text:p text:style-name="P2"/>
      <text:p text:style-name="P2"/>
      <text:p text:style-name="P3"><text:span text:style-name="Strong_20_Emphasis"><text:span text:style-name="T6">DLP</text:span></text:span></text:p>
      <text:p text:style-name="P11">Data loss prevention (DLP), also known as data leak prevention, is a collection of technologies that helps ensure that users do not transfer valuable or sensitive data outside of their organization. The mode of transmission of the data, whether via email, text messaging, or file-sharing, is irrelevant.This information can end up in the wrong hands or in an unknown location. Data loss prevention systems monitor, identify, and block unwanted transfers to ensure that data does not end up in the wrong place.</text:p>
      <text:p text:style-name="P2"/>
      <text:p text:style-name="P2"/>
      <text:p text:style-name="P3"><text:span text:style-name="Strong_20_Emphasis"><text:span text:style-name="T7">SIEM</text:span></text:span></text:p>
      <text:p text:style-name="P11">Have you ever wondered how to properly collect all security incidents and attacks from a system's IT infrastructure?<text:line-break/>Security Information and Event Management (SIEM) is the answer.<text:line-break/>SIEM is a solution that collects and analyzes logs from IT systems to identify potential cybersecurity threats.</text:p>
      <text:p text:style-name="P9"><text:span text:style-name="Strong_20_Emphasis"><text:span text:style-name="T1">SIEM provides two main capabilities:</text:span></text:span></text:p>
      <text:p text:style-name="P11">1) Detecting, centralizing, and reporting network and security events.<text:line-break/>2) Alerting based on rules and signatures for potential cybersecurity threats.</text:p>
      <text:p text:style-name="P2"/>
      <text:p text:style-name="P3"><text:span text:style-name="Strong_20_Emphasis"><text:span text:style-name="T6">SIEM</text:span></text:span></text:p>
      <text:p text:style-name="P11">SIEM is a system that combines the functions of two systems: Security event management and security information management.<text:line-break/>It gathers data from multiple systems across the organization's network to provide threat management, detection, and log collection capabilities.<text:line-break/>SIEM logs contain information about security events that may be indicative of threats or data breaches. SIEM centralizes and organizes data, allowing analysts and artificial intelligence systems <text:soft-page-break/>to search for trends and identify breaches or potential threats without having to go through all of the logs manually.</text:p>
      <text:p text:style-name="P11"/>
      <text:p text:style-name="P11"/>
      <text:p text:style-name="P10"><text:span text:style-name="Strong_20_Emphasis"><text:span text:style-name="T10">EDR</text:span></text:span></text:p>
      <text:p text:style-name="P11"><text:span text:style-name="T11">An </text:span><text:span text:style-name="Strong_20_Emphasis"><text:span text:style-name="T12">endpoint</text:span></text:span><text:span text:style-name="T11"> refers to a computing device that communicates with a network that it is linked to. Computers, laptops, and smartphones are examples of endpoints.</text:span></text:p>
      <text:p text:style-name="P10">Endpoint Detection and Response (EDR) is a security system that monitors endpoints in real-time and detects threats that have moved past an organization's security defenses and have reached their endpoints. This solution combines a real-time monitoring system and endpoint data collection with automated responses and analysis based on configured rules.<text:line-break/>EDR allows an organization to determine whether and when an attacker is in the network and the lifecycle of the attack when it occurs, allowing the organization to respond to incidents as they occur.</text:p>
      <text:p text:style-name="P11"><text:span text:style-name="T1"/></text:p>
      <text:p text:style-name="P2"/>
      <text:p text:style-name="P7"><text:span text:style-name="Strong_20_Emphasis"><text:span text:style-name="T8">What Is a DMZ?</text:span></text:span></text:p>
      <text:p text:style-name="P13"><text:span text:style-name="T5">In network security, a DMZ ("demilitarized zone") is a subnetwork located between private networks and the public internet, which contains services that are fully exposed to the internet.<text:line-break/>When properly designed, a DMZ adds an </text:span><text:span text:style-name="Strong_20_Emphasis"><text:span text:style-name="T5">extra layer of security</text:span></text:span><text:span text:style-name="T5"> to an organization's network, allowing security breaches to be identified and mitigated before they reach the internal network and critical data.</text:span></text:p>
      <text:p text:style-name="P12">A security gateway (i.e., firewall) is used to isolate the DMZ by filtering traffic between the DMZ and the private network. In front of the DMZ is a security gateway that filters incoming traffic from the external network.</text:p>
      <text:p text:style-name="P12">The ultimate goal of a DMZ is to enable untrusted networks to access resources while keeping the private network secure. Web servers and mail servers are two examples of resources commonly placed in the DMZ.<text:line-break/>Web servers also communicate with an organization's internal database, which contains sensitive data. This architecture contributes to the database's security.<text:line-break/>Mail servers are often used to store email messages. When we log in to our accounts, our login credentials are saved in the internal network's email database, which is protected by a firewall and additional security layers. </text:p>
      <text:p text:style-name="P6"><text:line-break/><text:span text:style-name="T9">Network detection systems generate alerts that can contain many false positive alerts. A honeypot helps decrease the number of false positives since legitimate users have no motive to reach the honeypot.</text:span></text:p>
      <text:p text:style-name="P8">Honeypots are also used to study cyberattackers’ behavior and how they interact with networks, allowing us to predict and prevent their actions. Honeypots disrupt the attackers’ attack chain and impede the attackers while they perform reconnaissance, inspect the network, and explore for vulnerabilities. At this point, they are likely to trigger the honeypot, notifying you to investigate and prevent attackers’ access. </text:p>
      <text:p text:style-name="P6"/>
      <text:p text:style-name="P6"><text:span text:style-name="Strong_20_Emphasis"><text:span text:style-name="T8">Types of Honeypots</text:span></text:span></text:p>
      <text:p text:style-name="P4">Honeypots vary in their design and implementation approaches, but they are all meant to look like real, vulnerable systems to attract attackers. Different types of honeypots can be used, depending on the threat they intend to detect. Here are examples of the most common types:</text:p>
      <text:p text:style-name="P5"><text:span text:style-name="Strong_20_Emphasis"><text:span text:style-name="T4">Email or spam </text:span></text:span><text:span text:style-name="T4">honeypots hide a false and misleading email address in a spot that can only be discovered by automated address harvesting tools. Because the address is only used for spam traps, any message sent to it will almost certainly be spam.</text:span></text:p>
      <text:p text:style-name="P5"><text:span text:style-name="Strong_20_Emphasis"><text:span text:style-name="T4">Malware </text:span></text:span><text:span text:style-name="T4">honeypots imitate software applications and interfaces to attract malware infections. The malware's features and behavior can then be examined to develop anti-malware software or address the vulnerabilities discovered.</text:span></text:p>
      <text:p text:style-name="P5"><text:soft-page-break/><text:span text:style-name="Strong_20_Emphasis"><text:span text:style-name="T4">Crawler </text:span></text:span><text:span text:style-name="T4">honeypots catch web crawlers by building web pages and URLs that only these can access. Crawler detection can help analysts learn how to eliminate harmful bots as well as ad crawlers.</text:span></text:p>
      <text:p text:style-name="P6"/>
      <text:p text:style-name="P6"><text:span text:style-name="Strong_20_Emphasis"><text:span text:style-name="T8">Potential Risk</text:span></text:span></text:p>
      <text:p text:style-name="P4">A well-configured honeypot will trick attackers into believing they have gained access to the real system. However, if an attacker successfully recognizes it as a honeypot, they will be able to attack your other systems while the honeypot remains untouched. Honeypots will never replace proper security controls such as firewalls, antivirus software, and intrusion detection system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96cm" fo:margin-bottom="0.938cm" fo:margin-left="0.873cm" fo:margin-right="1.07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M16S</meta:editing-duration>
    <meta:editing-cycles>4</meta:editing-cycles>
    <meta:generator>OpenOffice/4.1.14$Win32 OpenOffice.org_project/4114m1$Build-9811</meta:generator>
    <dc:date>2023-11-22T15:39:25.40</dc:date>
    <dc:creator>kaos sevdalisi</dc:creator>
    <meta:document-statistic meta:table-count="0" meta:image-count="0" meta:object-count="0" meta:page-count="4" meta:paragraph-count="46" meta:word-count="1626" meta:character-count="10528"/>
    <meta:user-defined meta:name="Info 1"/>
    <meta:user-defined meta:name="Info 2"/>
    <meta:user-defined meta:name="Info 3"/>
    <meta:user-defined meta:name="Info 4"/>
  </office:meta>
</office:document-meta>
</file>